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2291in" fo:orphans="2" fo:widows="2" fo:text-indent="0in" style:auto-text-indent="false"/>
    </style:style>
    <style:style style:name="P2" style:family="paragraph" style:parent-style-name="Standard">
      <style:paragraph-properties fo:margin-left="0in" fo:margin-right="0in" style:line-height-at-least="0.2291in" fo:orphans="2" fo:widows="2" fo:text-indent="0in" style:auto-text-indent="false"/>
      <style:text-properties fo:font-size="10pt" style:font-size-asian="10pt" style:font-size-complex="10pt"/>
    </style:style>
    <style:style style:name="P3" style:family="paragraph" style:parent-style-name="Standard" style:master-page-name="Standard">
      <style:paragraph-properties fo:margin-left="0in" fo:margin-right="0in" style:line-height-at-least="0.2291in" fo:orphans="2" fo:widows="2" fo:text-indent="0in" style:auto-text-indent="false" style:page-number="auto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per 58%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ustomer: TB-RPG</text:span></text:p>
      <text:p text:style-name="P1"><text:span text:style-name="T1">Team: Random Cocktail Generator</text:span></text:p>
      <text:p text:style-name="P1"><text:span text:style-name="T1">Week: Monday October 3</text:span><text:span text:style-name="T2">rd</text:span><text:span text:style-name="T1"> to Sunday October 9</text:span><text:span text:style-name="T2">th</text:span></text:p>
      <text:p text:style-name="P2"/>
      <text:p text:style-name="P2"/>
      <text:p text:style-name="P1"><text:span text:style-name="T1">State of the Project: </text:span></text:p>
      <text:p text:style-name="P1"><text:span text:style-name="T1">The RCG project continues to come along nicely. However I am unsure if all team members are working their full potential. I was told one team member put in a full work weak building user stories, but then did not see them. As a result, I spent Friday with Ryan working on user stories. </text:span></text:p>
      <text:p text:style-name="P2"/>
      <text:p text:style-name="P1"><text:span text:style-name="T1">Was I shown a working prototype? </text:span></text:p>
      <text:p text:style-name="P1"><text:span text:style-name="T1">no</text:span></text:p>
      <text:p text:style-name="P2"/>
      <text:p text:style-name="P1"><text:span text:style-name="T1">How well did the project follow my priorities in the previous week?</text:span></text:p>
      <text:p text:style-name="P1"><text:span text:style-name="T1">I didn't see any development on the algorithm for naming the drinks randomly. However, I've gotten the impression that this isn't in my domain – that as a customer my goal is to ask for features, not algorithms.</text:span></text:p>
      <text:p text:style-name="P2"/>
      <text:p text:style-name="P2"/>
      <text:p text:style-name="P1"><text:span text:style-name="T1">Priorities for next week</text:span></text:p>
      <text:p text:style-name="P1"><text:span text:style-name="T1">Finish up on the user stories. Find a list of candidate sound effects for when the user clicks a button. I like the sound of a wine bottle being opened, but I also like sci-fi spacey sounds like the Star Trek ship taking off. Consider whether you'd like to put your App into alpha/beta testing on google android's store. </text:span><text:a xlink:type="simple" xlink:href="https://support.google.com/googleplay/android-developer/answer/113469?hl=en" text:style-name="Internet_20_link" text:visited-style-name="Visited_20_Internet_20_Link"><text:span text:style-name="T1">https://support.google.com/googleplay/android-developer/answer/113469?hl=en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font-name-asian="Source Han Sans CN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start" style:justify-single-word="false" fo:orphans="0" fo:widows="0" style:punctuation-wrap="hanging" style:writing-mode="lr-tb"/>
      <style:text-properties fo:color="#00000a" style:font-name="Liberation Serif" fo:font-size="12pt" fo:language="en" fo:country="US" style:font-name-asian="Source Han Sans CN Regular" style:font-size-asian="12pt" style:language-asian="zh" style:country-asian="CN" style:font-name-complex="Lohit Devanagari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fo:keep-with-next="always"/>
      <style:text-properties style:font-name="Liberation Sans" fo:font-size="14pt" style:font-name-asian="Source Han Sans CN Regular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default-outline-level="" style:list-style-name="" style:class="list">
      <style:text-properties style:font-name-complex="Lohit Devanagari1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Lohit Devanagari1"/>
    </style:style>
    <style:style style:name="Text_20_Body" style:display-name="Text Body" style:family="paragraph" style:parent-style-name="Standard" style:default-outline-level="" style:list-style-name="">
      <style:paragraph-properties fo:margin-top="0in" fo:margin-bottom="0.0972in" fo:line-height="120%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56" style:layout-grid-base-height="0.1453in" style:layout-grid-ruby-height="0.0217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18T22:40:39</meta:creation-date>
    <dc:language>en-US</dc:language>
    <dc:date>2016-10-12T10:07:14.15</dc:date>
    <meta:editing-cycles>3</meta:editing-cycles>
    <meta:editing-duration>PT11M45S</meta:editing-duration>
    <meta:generator>OpenOffice/4.1.2$Win32 OpenOffice.org_project/412m3$Build-9782</meta:generator>
    <meta:document-statistic meta:table-count="0" meta:image-count="0" meta:object-count="0" meta:page-count="1" meta:paragraph-count="11" meta:word-count="193" meta:character-count="1134"/>
    <dc:creator>asdf asdf</dc:creator>
  </office:meta>
</office:document-meta>
</file>